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onnee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C.E.</text:p>
          </table:table-cell>
        </table:table-row>
        <table:table-row table:style-name="ro1">
          <table:table-cell office:value-type="string" calcext:value-type="string">
            <text:p>Sue</text:p>
          </table:table-cell>
          <table:table-cell office:value-type="float" office:value="18000" calcext:value-type="float">
            <text:p>18000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69000" calcext:value-type="float">
            <text:p>69000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float" office:value="18500" calcext:value-type="float">
            <text:p>18500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Bill</text:p>
          </table:table-cell>
          <table:table-cell office:value-type="float" office:value="18510" calcext:value-type="float">
            <text:p>1851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Dan</text:p>
          </table:table-cell>
          <table:table-cell office:value-type="float" office:value="69100" calcext:value-type="float">
            <text:p>69100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float" office:value="69300" calcext:value-type="float">
            <text:p>69300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</table:table-row>
      </table:table>
      <table:table table:name="attribut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QID</text:p>
          </table:table-cell>
          <table:table-cell office:value-type="string" calcext:value-type="string">
            <text:p>DS</text:p>
          </table:table-cell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.E.</text:p>
          </table:table-cell>
        </table:table-row>
        <table:table-row table:style-name="ro1">
          <table:table-cell/>
          <table:table-cell office:value-type="string" calcext:value-type="string">
            <text:p>Ag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08:30:17.473458436</meta:creation-date>
    <dc:date>2021-03-08T08:32:04.579798221</dc:date>
    <meta:editing-duration>PT1M48S</meta:editing-duration>
    <meta:editing-cycles>1</meta:editing-cycles>
    <meta:document-statistic meta:table-count="2" meta:cell-count="35" meta:object-count="0"/>
    <meta:generator>LibreOffice/6.4.6.2$Linux_X86_64 LibreOffice_project/40$Build-2</meta:generator>
  </office:meta>
</office:document-meta>
</file>